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9.345cm"/>
    </style:style>
    <style:style style:name="co5" style:family="table-column">
      <style:table-column-properties fo:break-before="auto" style:column-width="1.565cm"/>
    </style:style>
    <style:style style:name="co6" style:family="table-column">
      <style:table-column-properties fo:break-before="auto" style:column-width="3.1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ro4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120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2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3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7" style:family="table-cell" style:parent-style-name="Default" style:data-style-name="N12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8"/>
        <table:table-column table:style-name="co4" table:default-cell-style-name="ce11"/>
        <table:table-column table:style-name="co5" table:default-cell-style-name="ce13"/>
        <table:table-column table:style-name="co6" table:default-cell-style-name="ce8"/>
        <table:table-column table:style-name="co1" table:number-columns-repeated="4" table:default-cell-style-name="ce15"/>
        <table:table-column table:style-name="co1" table:number-columns-repeated="16374" table:default-cell-style-name="ce17"/>
        <table:table-row table:style-name="ro1">
          <table:table-cell table:style-name="ce1" office:value-type="string" calcext:value-type="string">
            <text:p>VAT 2024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VAT number:</text:p>
          </table:table-cell>
          <table:table-cell/>
          <table:table-cell table:style-name="ce25" office:value-type="string" calcext:value-type="string">
            <text:p>BE 0781.867.80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 for VAT payments: </text:p>
          </table:table-cell>
          <table:table-cell/>
          <table:table-cell table:style-name="ce25" office:value-type="string" calcext:value-type="string">
            <text:p>BE2267920030004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munication code:</text:p>
          </table:table-cell>
          <table:table-cell/>
          <table:table-cell table:style-name="ce25" office:value-type="string" calcext:value-type="string">
            <text:p>+++078/1867/80783+++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table:style-name="ce19"/>
          <table:table-cell table:style-name="ce19" office:value-type="string" calcext:value-type="string">
            <text:p>Date</text:p>
          </table:table-cell>
          <table:table-cell table:style-name="ce26" office:value-type="string" calcext:value-type="string">
            <text:p>In/Out</text:p>
          </table:table-cell>
          <table:table-cell table:style-name="ce19" office:value-type="string" calcext:value-type="string">
            <text:p>Invoice</text:p>
          </table:table-cell>
          <table:table-cell table:style-name="ce26" office:value-type="string" calcext:value-type="string">
            <text:p>FPA issue</text:p>
          </table:table-cell>
          <table:table-cell table:style-name="ce26" office:value-type="string" calcext:value-type="string">
            <text:p>VAT number</text:p>
          </table:table-cell>
          <table:table-cell table:style-name="ce32" office:value-type="string" calcext:value-type="string">
            <text:p>Total without VAT</text:p>
          </table:table-cell>
          <table:table-cell table:style-name="ce32" office:value-type="string" calcext:value-type="string">
            <text:p>VAT 12%</text:p>
          </table:table-cell>
          <table:table-cell table:style-name="ce32" office:value-type="string" calcext:value-type="string">
            <text:p>VAT 21%</text:p>
          </table:table-cell>
          <table:table-cell table:style-name="ce32" office:value-type="string" calcext:value-type="string">
            <text:p>Total VAT included</text:p>
          </table:table-cell>
          <table:table-cell table:style-name="ce18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2024.01.0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ooms for the FreeCAD day 2024 Part 1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 0882 590 528</text:p>
          </table:table-cell>
          <table:table-cell office:value-type="currency" office:currency="EUR" office:value="937.5" calcext:value-type="currency">
            <text:p>937.50 €</text:p>
          </table:table-cell>
          <table:table-cell/>
          <table:table-cell office:value-type="currency" office:currency="EUR" office:value="196.88" calcext:value-type="currency">
            <text:p>196.88 €</text:p>
          </table:table-cell>
          <table:table-cell table:formula="of:=[.G9]+[.H9]+[.I9]" office:value-type="currency" office:currency="EUR" office:value="1134.38" calcext:value-type="currency">
            <text:p>1,134.38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1.0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 581 725</text:p>
          </table:table-cell>
          <table:table-cell office:value-type="currency" office:currency="EUR" office:value="380" calcext:value-type="currency">
            <text:p>380.00 €</text:p>
          </table:table-cell>
          <table:table-cell/>
          <table:table-cell office:value-type="currency" office:currency="EUR" office:value="79.8" calcext:value-type="currency">
            <text:p>79.80 €</text:p>
          </table:table-cell>
          <table:table-cell table:formula="of:=[.G10]+[.H10]+[.I10]" office:value-type="currency" office:currency="EUR" office:value="459.8" calcext:value-type="currency">
            <text:p>459.80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2.0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 581 725</text:p>
          </table:table-cell>
          <table:table-cell office:value-type="currency" office:currency="EUR" office:value="386.3" calcext:value-type="currency">
            <text:p>386.30 €</text:p>
          </table:table-cell>
          <table:table-cell/>
          <table:table-cell office:value-type="currency" office:currency="EUR" office:value="81.12" calcext:value-type="currency">
            <text:p>81.12 €</text:p>
          </table:table-cell>
          <table:table-cell table:formula="of:=[.G11]+[.H11]+[.I11]" office:value-type="currency" office:currency="EUR" office:value="467.42" calcext:value-type="currency">
            <text:p>467.42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yment of legal action against Bountysourc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E 0816 426 927</text:p>
          </table:table-cell>
          <table:table-cell office:value-type="currency" office:currency="EUR" office:value="200" calcext:value-type="currency">
            <text:p>200.00 €</text:p>
          </table:table-cell>
          <table:table-cell/>
          <table:table-cell office:value-type="currency" office:currency="EUR" office:value="42" calcext:value-type="currency">
            <text:p>42.00 €</text:p>
          </table:table-cell>
          <table:table-cell table:formula="of:=[.G12]+[.H12]+[.I12]" office:value-type="currency" office:currency="EUR" office:value="242" calcext:value-type="currency">
            <text:p>242.00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ooms for the FreeCAD day 2024 Part 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 0882 590 528</text:p>
          </table:table-cell>
          <table:table-cell office:value-type="currency" office:currency="EUR" office:value="937.5" calcext:value-type="currency">
            <text:p>937.50 €</text:p>
          </table:table-cell>
          <table:table-cell/>
          <table:table-cell office:value-type="currency" office:currency="EUR" office:value="196.88" calcext:value-type="currency">
            <text:p>196.88 €</text:p>
          </table:table-cell>
          <table:table-cell table:formula="of:=[.G13]+[.H13]+[.I13]" office:value-type="currency" office:currency="EUR" office:value="1134.38" calcext:value-type="currency">
            <text:p>1,134.38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tering for the FreeCAD day 20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 0445 982 442</text:p>
          </table:table-cell>
          <table:table-cell office:value-type="currency" office:currency="EUR" office:value="1536" calcext:value-type="currency">
            <text:p>1,536.00 €</text:p>
          </table:table-cell>
          <table:table-cell office:value-type="currency" office:currency="EUR" office:value="119.81" calcext:value-type="currency">
            <text:p>119.81 €</text:p>
          </table:table-cell>
          <table:table-cell office:value-type="currency" office:currency="EUR" office:value="112.9" calcext:value-type="currency">
            <text:p>112.90 €</text:p>
          </table:table-cell>
          <table:table-cell table:formula="of:=[.G14]+[.H14]+[.I14]" office:value-type="currency" office:currency="EUR" office:value="1768.71" calcext:value-type="currency">
            <text:p>1,768.71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 581 725</text:p>
          </table:table-cell>
          <table:table-cell office:value-type="currency" office:currency="EUR" office:value="382.3" calcext:value-type="currency">
            <text:p>382.30 €</text:p>
          </table:table-cell>
          <table:table-cell/>
          <table:table-cell office:value-type="currency" office:currency="EUR" office:value="80.28" calcext:value-type="currency">
            <text:p>80.28 €</text:p>
          </table:table-cell>
          <table:table-cell table:formula="of:=[.G15]+[.H15]+[.I15]" office:value-type="currency" office:currency="EUR" office:value="462.58" calcext:value-type="currency">
            <text:p>462.58 €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 table:number-columns-spanned="2" table:number-rows-spanned="2">
            <text:p>Total 1<text:span text:style-name="T1">st</text:span> trimester</text:p>
          </table:table-cell>
          <table:covered-table-cell table:style-name="ce22"/>
          <table:table-cell table:style-name="ce27"/>
          <table:table-cell table:style-name="ce19"/>
          <table:table-cell table:style-name="ce26"/>
          <table:table-cell table:style-name="ce27"/>
          <table:table-cell table:style-name="ce33" table:formula="of:=SUM([.G9:.G16])" office:value-type="currency" office:currency="EUR" office:value="4759.6" calcext:value-type="currency" table:number-columns-spanned="1" table:number-rows-spanned="2">
            <text:p>4,759.60 €</text:p>
          </table:table-cell>
          <table:table-cell table:style-name="ce33" table:formula="of:=SUM([.H9:.H15])" office:value-type="currency" office:currency="EUR" office:value="119.81" calcext:value-type="currency">
            <text:p>119.81 €</text:p>
          </table:table-cell>
          <table:table-cell table:style-name="ce33" table:formula="of:=SUM([.I9:.I15])" office:value-type="currency" office:currency="EUR" office:value="789.86" calcext:value-type="currency">
            <text:p>789.86 €</text:p>
          </table:table-cell>
          <table:table-cell table:style-name="ce33" table:formula="of:=SUM([.J9:.J15])" office:value-type="currency" office:currency="EUR" office:value="5669.27" calcext:value-type="currency" table:number-columns-spanned="1" table:number-rows-spanned="2">
            <text:p>5,669.27 €</text:p>
          </table:table-cell>
          <table:table-cell table:style-name="ce5" table:number-columns-repeated="16374"/>
        </table:table-row>
        <table:table-row table:style-name="ro2">
          <table:covered-table-cell table:number-columns-repeated="2"/>
          <table:table-cell table:number-columns-repeated="4"/>
          <table:covered-table-cell/>
          <table:table-cell table:style-name="ce33" table:formula="of:=[.H17]+[.I17]" office:value-type="currency" office:currency="EUR" office:value="909.67" calcext:value-type="currency" table:number-columns-spanned="2" table:number-rows-spanned="1">
            <text:p>909.67 €</text:p>
          </table:table-cell>
          <table:covered-table-cell table:number-columns-repeated="2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2nd trimester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Default"/>
          <table:table-cell table:style-name="ce23" office:value-type="string" calcext:value-type="string">
            <text:p>Date</text:p>
          </table:table-cell>
          <table:table-cell table:style-name="ce23"/>
          <table:table-cell table:style-name="ce23" office:value-type="string" calcext:value-type="string">
            <text:p>Description</text:p>
          </table:table-cell>
          <table:table-cell table:style-name="ce23"/>
          <table:table-cell table:style-name="ce23" office:value-type="string" calcext:value-type="string">
            <text:p>TVA number</text:p>
          </table:table-cell>
          <table:table-cell table:style-name="ce23"/>
          <table:table-cell table:style-name="ce35" office:value-type="string" calcext:value-type="string">
            <text:p>Total HTVA</text:p>
          </table:table-cell>
          <table:table-cell table:style-name="ce35" office:value-type="string" calcext:value-type="string">
            <text:p>TVA 21%</text:p>
          </table:table-cell>
          <table:table-cell table:style-name="ce35" office:value-type="string" calcext:value-type="string">
            <text:p>Total TVAC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ce23" table:number-columns-repeated="7"/>
          <table:table-cell table:style-name="ce35" table:number-columns-repeated="3"/>
          <table:table-cell table:style-name="Default"/>
          <table:table-cell table:number-columns-repeated="16373"/>
        </table:table-row>
        <table:table-row table:style-name="ro2">
          <table:table-cell table:style-name="Default"/>
          <table:table-cell table:style-name="Default" office:value-type="string" calcext:value-type="string">
            <text:p>2024.04.04</text:p>
          </table:table-cell>
          <table:table-cell table:style-name="ce28"/>
          <table:table-cell table:style-name="Default" office:value-type="string" calcext:value-type="string">
            <text:p>Monthly Stipend for FPA Chair</text:p>
          </table:table-cell>
          <table:table-cell table:style-name="ce28" office:value-type="float" office:value="116" calcext:value-type="float">
            <text:p>116</text:p>
          </table:table-cell>
          <table:table-cell table:style-name="Default" office:value-type="string" calcext:value-type="string">
            <text:p>BE 0655.581.725</text:p>
          </table:table-cell>
          <table:table-cell table:style-name="Default"/>
          <table:table-cell table:style-name="ce36" office:value-type="currency" office:currency="EUR" office:value="387" calcext:value-type="currency">
            <text:p>387.00 €</text:p>
          </table:table-cell>
          <table:table-cell table:style-name="ce36" table:formula="of:=[.H24]*21%" office:value-type="currency" office:currency="EUR" office:value="81.27" calcext:value-type="currency">
            <text:p>81.27 €</text:p>
          </table:table-cell>
          <table:table-cell table:style-name="ce36" table:formula="of:=[.H24]+[.I24]" office:value-type="currency" office:currency="EUR" office:value="468.27" calcext:value-type="currency">
            <text:p>468.27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/>
          <table:table-cell table:style-name="Default" office:value-type="string" calcext:value-type="string">
            <text:p>2024.04.23</text:p>
          </table:table-cell>
          <table:table-cell table:style-name="ce28"/>
          <table:table-cell table:style-name="Default" office:value-type="string" calcext:value-type="string">
            <text:p>Reverse VAT re Ajinkya FPADF Grant</text:p>
          </table:table-cell>
          <table:table-cell table:style-name="ce28" office:value-type="float" office:value="133" calcext:value-type="float">
            <text:p>133</text:p>
          </table:table-cell>
          <table:table-cell table:style-name="Default" table:number-columns-repeated="2"/>
          <table:table-cell table:style-name="ce36" office:value-type="currency" office:currency="EUR" office:value="2962.87" calcext:value-type="currency">
            <text:p>2,962.87 €</text:p>
          </table:table-cell>
          <table:table-cell table:style-name="ce36" table:formula="of:=[.H25]*21%" office:value-type="currency" office:currency="EUR" office:value="622.2027" calcext:value-type="currency">
            <text:p>622.20 €</text:p>
          </table:table-cell>
          <table:table-cell table:style-name="ce36" table:formula="of:=[.H25]+[.I25]" office:value-type="currency" office:currency="EUR" office:value="3585.0727" calcext:value-type="currency">
            <text:p>3,585.07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/>
          <table:table-cell table:style-name="Default" office:value-type="string" calcext:value-type="string">
            <text:p>2024.05.03</text:p>
          </table:table-cell>
          <table:table-cell table:style-name="ce28"/>
          <table:table-cell table:style-name="Default" office:value-type="string" calcext:value-type="string">
            <text:p>Monthly Stipend for FPA Chair</text:p>
          </table:table-cell>
          <table:table-cell table:style-name="ce28" office:value-type="float" office:value="116" calcext:value-type="float">
            <text:p>116</text:p>
          </table:table-cell>
          <table:table-cell table:style-name="Default" office:value-type="string" calcext:value-type="string">
            <text:p>BE 0655.581.725</text:p>
          </table:table-cell>
          <table:table-cell table:style-name="Default"/>
          <table:table-cell table:style-name="ce36" office:value-type="currency" office:currency="EUR" office:value="385" calcext:value-type="currency">
            <text:p>385.00 €</text:p>
          </table:table-cell>
          <table:table-cell table:style-name="ce36" table:formula="of:=[.H26]*21%" office:value-type="currency" office:currency="EUR" office:value="80.85" calcext:value-type="currency">
            <text:p>80.85 €</text:p>
          </table:table-cell>
          <table:table-cell table:style-name="ce36" table:formula="of:=[.H26]+[.I26]" office:value-type="currency" office:currency="EUR" office:value="465.85" calcext:value-type="currency">
            <text:p>465.85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/>
          <table:table-cell table:style-name="Default" office:value-type="string" calcext:value-type="string">
            <text:p>2024.05.03</text:p>
          </table:table-cell>
          <table:table-cell table:style-name="ce28"/>
          <table:table-cell table:style-name="Default" office:value-type="string" calcext:value-type="string">
            <text:p>Payment to concretedog (Jo Hinchliffe) for blog content</text:p>
          </table:table-cell>
          <table:table-cell table:style-name="ce28" office:value-type="float" office:value="113" calcext:value-type="float">
            <text:p>113</text:p>
          </table:table-cell>
          <table:table-cell table:style-name="Default" table:number-columns-repeated="2"/>
          <table:table-cell table:style-name="ce37" office:value-type="currency" office:currency="EUR" office:value="561.2" calcext:value-type="currency">
            <text:p>561.20 €</text:p>
          </table:table-cell>
          <table:table-cell table:style-name="ce36" table:formula="of:=[.H27]*21%" office:value-type="currency" office:currency="EUR" office:value="117.852" calcext:value-type="currency">
            <text:p>117.85 €</text:p>
          </table:table-cell>
          <table:table-cell table:style-name="ce36" table:formula="of:=[.H27]+[.I27]" office:value-type="currency" office:currency="EUR" office:value="679.052" calcext:value-type="currency">
            <text:p>679.05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/>
          <table:table-cell table:style-name="Default" office:value-type="string" calcext:value-type="string">
            <text:p>2024.06.07</text:p>
          </table:table-cell>
          <table:table-cell table:style-name="ce28"/>
          <table:table-cell table:style-name="Default" office:value-type="string" calcext:value-type="string">
            <text:p>Monthly Stipend for FPA Chair</text:p>
          </table:table-cell>
          <table:table-cell table:style-name="ce28" office:value-type="float" office:value="116" calcext:value-type="float">
            <text:p>116</text:p>
          </table:table-cell>
          <table:table-cell table:style-name="Default" office:value-type="string" calcext:value-type="string">
            <text:p>BE 0655.581.725</text:p>
          </table:table-cell>
          <table:table-cell table:style-name="Default"/>
          <table:table-cell table:style-name="ce36" office:value-type="currency" office:currency="EUR" office:value="385" calcext:value-type="currency">
            <text:p>385.00 €</text:p>
          </table:table-cell>
          <table:table-cell table:style-name="ce36" table:formula="of:=[.H28]*21%" office:value-type="currency" office:currency="EUR" office:value="80.85" calcext:value-type="currency">
            <text:p>80.85 €</text:p>
          </table:table-cell>
          <table:table-cell table:style-name="ce36" table:formula="of:=[.H28]+[.I28]" office:value-type="currency" office:currency="EUR" office:value="465.85" calcext:value-type="currency">
            <text:p>465.85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/>
          <table:table-cell table:style-name="Default" office:value-type="string" calcext:value-type="string">
            <text:p>2024.06.21</text:p>
          </table:table-cell>
          <table:table-cell table:style-name="ce28"/>
          <table:table-cell table:style-name="Default" office:value-type="string" calcext:value-type="string">
            <text:p>Payment to concretedog (Jo Hinchliffe) for blog content</text:p>
          </table:table-cell>
          <table:table-cell table:style-name="ce28" office:value-type="float" office:value="113" calcext:value-type="float">
            <text:p>113</text:p>
          </table:table-cell>
          <table:table-cell table:style-name="Default" table:number-columns-repeated="2"/>
          <table:table-cell table:style-name="ce37" office:value-type="currency" office:currency="EUR" office:value="567.37" calcext:value-type="currency">
            <text:p>567.37 €</text:p>
          </table:table-cell>
          <table:table-cell table:style-name="ce36" table:formula="of:=[.H29]*21%" office:value-type="currency" office:currency="EUR" office:value="119.1477" calcext:value-type="currency">
            <text:p>119.15 €</text:p>
          </table:table-cell>
          <table:table-cell table:style-name="ce36" table:formula="of:=[.H29]+[.I29]" office:value-type="currency" office:currency="EUR" office:value="686.5177" calcext:value-type="currency">
            <text:p>686.52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7"/>
          <table:table-cell table:style-name="ce36" table:number-columns-repeated="3"/>
          <table:table-cell table:style-name="Default"/>
          <table:table-cell table:number-columns-repeated="16373"/>
        </table:table-row>
        <table:table-row table:style-name="ro2">
          <table:table-cell table:style-name="ce23" office:value-type="string" calcext:value-type="string">
            <text:p>Total 2nd trimester</text:p>
          </table:table-cell>
          <table:table-cell table:style-name="ce23" table:number-columns-repeated="6"/>
          <table:table-cell table:style-name="ce35" table:formula="of:=SUM([.H24:.H30])" office:value-type="currency" office:currency="EUR" office:value="5248.44" calcext:value-type="currency">
            <text:p>5,248.44 €</text:p>
          </table:table-cell>
          <table:table-cell table:style-name="ce35" table:formula="of:=SUM([.I24:.I29])" office:value-type="currency" office:currency="EUR" office:value="1102.1724" calcext:value-type="currency">
            <text:p>1,102.17 €</text:p>
          </table:table-cell>
          <table:table-cell table:style-name="ce35" table:formula="of:=[.H31]+[.I31]" office:value-type="currency" office:currency="EUR" office:value="6350.6124" calcext:value-type="currency">
            <text:p>6,350.61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7"/>
          <table:table-cell table:style-name="ce36" table:number-columns-repeated="3"/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7"/>
          <table:table-cell table:style-name="ce36" office:value-type="string" calcext:value-type="string">
            <text:p>Case 82</text:p>
          </table:table-cell>
          <table:table-cell table:style-name="ce36" office:value-type="string" calcext:value-type="string">
            <text:p>Case 59</text:p>
          </table:table-cell>
          <table:table-cell table:style-name="ce36"/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Operations normales</text:p>
          </table:table-cell>
          <table:table-cell table:style-name="Default" table:number-columns-repeated="6"/>
          <table:table-cell table:style-name="ce36" table:formula="of:=[.H24]+[.H26]+[.H28]" office:value-type="currency" office:currency="EUR" office:value="1157" calcext:value-type="currency">
            <text:p>1,157.00 €</text:p>
          </table:table-cell>
          <table:table-cell table:style-name="ce36" table:formula="of:=[.I24]+[.I26]+[.I28]" office:value-type="currency" office:currency="EUR" office:value="242.97" calcext:value-type="currency">
            <text:p>242.97 €</text:p>
          </table:table-cell>
          <table:table-cell table:style-name="ce36"/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6"/>
          <table:table-cell table:style-name="ce36" office:value-type="string" calcext:value-type="string">
            <text:p>Verif</text:p>
          </table:table-cell>
          <table:table-cell table:style-name="ce36" office:value-type="string" calcext:value-type="string">
            <text:p>Case 86</text:p>
          </table:table-cell>
          <table:table-cell table:style-name="ce36" office:value-type="string" calcext:value-type="string">
            <text:p>Case 55</text:p>
          </table:table-cell>
          <table:table-cell table:style-name="ce36" office:value-type="string" calcext:value-type="string">
            <text:p>Verif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Achats intracommunautaires</text:p>
          </table:table-cell>
          <table:table-cell table:style-name="Default" table:number-columns-repeated="5"/>
          <table:table-cell table:style-name="ce36" table:formula="of:=[.H34]+[.H36]" office:value-type="currency" office:currency="EUR" office:value="5248.44" calcext:value-type="currency">
            <text:p>5,248.44 €</text:p>
          </table:table-cell>
          <table:table-cell table:style-name="ce36" table:formula="of:=[.H25]+[.H27]+[.H29]" office:value-type="currency" office:currency="EUR" office:value="4091.44" calcext:value-type="currency">
            <text:p>4,091.44 €</text:p>
          </table:table-cell>
          <table:table-cell table:style-name="ce36" table:formula="of:=[.I25]+[.I27]+[.I29]" office:value-type="currency" office:currency="EUR" office:value="859.2024" calcext:value-type="currency">
            <text:p>859.20 €</text:p>
          </table:table-cell>
          <table:table-cell table:style-name="ce36" table:formula="of:=[.I34]+[.I36]" office:value-type="currency" office:currency="EUR" office:value="1102.1724" calcext:value-type="currency">
            <text:p>1,102.17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8"/>
          <table:table-cell table:style-name="ce28" office:value-type="string" calcext:value-type="string">
            <text:p>Case 71</text:p>
          </table:table-cell>
          <table:table-cell table:style-name="ce36"/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Total dû</text:p>
          </table:table-cell>
          <table:table-cell table:style-name="Default" table:number-columns-repeated="7"/>
          <table:table-cell table:style-name="ce36" table:formula="of:=[.I36]-[.I34]" office:value-type="currency" office:currency="EUR" office:value="616.2324" calcext:value-type="currency">
            <text:p>616.23 €</text:p>
          </table:table-cell>
          <table:table-cell table:style-name="ce36"/>
          <table:table-cell table:style-name="Default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4">
          <table:table-cell table:style-name="ce1" office:value-type="string" calcext:value-type="string">
            <text:p>3<text:span text:style-name="T1">rd</text:span> trimester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Default"/>
          <table:table-cell table:style-name="ce23" office:value-type="string" calcext:value-type="string">
            <text:p>Date</text:p>
          </table:table-cell>
          <table:table-cell table:style-name="ce23"/>
          <table:table-cell table:style-name="ce23" office:value-type="string" calcext:value-type="string">
            <text:p>Description</text:p>
          </table:table-cell>
          <table:table-cell table:style-name="ce23"/>
          <table:table-cell table:style-name="ce23" office:value-type="string" calcext:value-type="string">
            <text:p>TVA number</text:p>
          </table:table-cell>
          <table:table-cell table:style-name="ce23"/>
          <table:table-cell table:style-name="ce35" office:value-type="string" calcext:value-type="string">
            <text:p>Total HTVA</text:p>
          </table:table-cell>
          <table:table-cell table:style-name="ce35" office:value-type="string" calcext:value-type="string">
            <text:p>TVA 21%</text:p>
          </table:table-cell>
          <table:table-cell table:style-name="ce35" office:value-type="string" calcext:value-type="string">
            <text:p>Total TVAC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2024.07.05</text:p>
          </table:table-cell>
          <table:table-cell/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.581.725</text:p>
          </table:table-cell>
          <table:table-cell/>
          <table:table-cell office:value-type="currency" office:currency="EUR" office:value="385" calcext:value-type="currency">
            <text:p>385.00 €</text:p>
          </table:table-cell>
          <table:table-cell table:formula="of:=21%*[.H44]" office:value-type="currency" office:currency="EUR" office:value="80.85" calcext:value-type="currency">
            <text:p>80.85 €</text:p>
          </table:table-cell>
          <table:table-cell table:formula="of:=[.H44]+[.I44]" office:value-type="currency" office:currency="EUR" office:value="465.85" calcext:value-type="currency">
            <text:p>465.85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7.10</text:p>
          </table:table-cell>
          <table:table-cell/>
          <table:table-cell office:value-type="string" calcext:value-type="string">
            <text:p>Payment to concretedog for blog content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currency" office:currency="EUR" office:value="572.29" calcext:value-type="currency">
            <text:p>572.29 €</text:p>
          </table:table-cell>
          <table:table-cell table:formula="of:=21%*[.H45]" office:value-type="currency" office:currency="EUR" office:value="120.1809" calcext:value-type="currency">
            <text:p>120.18 €</text:p>
          </table:table-cell>
          <table:table-cell table:formula="of:=[.H45]+[.I45]" office:value-type="currency" office:currency="EUR" office:value="692.4709" calcext:value-type="currency">
            <text:p>692.47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7.16</text:p>
          </table:table-cell>
          <table:table-cell/>
          <table:table-cell office:value-type="string" calcext:value-type="string">
            <text:p>Sketcher refactor grant to jnxd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currency" office:currency="EUR" office:value="2352.54" calcext:value-type="currency">
            <text:p>2,352.54 €</text:p>
          </table:table-cell>
          <table:table-cell table:formula="of:=21%*[.H46]" office:value-type="currency" office:currency="EUR" office:value="494.0334" calcext:value-type="currency">
            <text:p>494.03 €</text:p>
          </table:table-cell>
          <table:table-cell table:formula="of:=[.H46]+[.I46]" office:value-type="currency" office:currency="EUR" office:value="2846.5734" calcext:value-type="currency">
            <text:p>2,846.57 €</text:p>
          </table:table-cell>
          <table:table-cell table:number-columns-repeated="16374"/>
        </table:table-row>
        <table:table-row table:style-name="ro2">
          <table:table-cell/>
          <table:table-cell table:style-name="Default" office:value-type="string" calcext:value-type="string">
            <text:p>2024.08.07</text:p>
          </table:table-cell>
          <table:table-cell/>
          <table:table-cell office:value-type="string" calcext:value-type="string">
            <text:p>Blog coordination grant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currency" office:currency="EUR" office:value="500" calcext:value-type="currency">
            <text:p>500.00 €</text:p>
          </table:table-cell>
          <table:table-cell table:formula="of:=21%*[.H47]" office:value-type="currency" office:currency="EUR" office:value="105" calcext:value-type="currency">
            <text:p>105.00 €</text:p>
          </table:table-cell>
          <table:table-cell table:formula="of:=[.H47]+[.I47]" office:value-type="currency" office:currency="EUR" office:value="605" calcext:value-type="currency">
            <text:p>605.00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8.07</text:p>
          </table:table-cell>
          <table:table-cell/>
          <table:table-cell office:value-type="string" calcext:value-type="string">
            <text:p>Payment to concretedog for blog content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currency" office:currency="EUR" office:value="563.06" calcext:value-type="currency">
            <text:p>563.06 €</text:p>
          </table:table-cell>
          <table:table-cell table:formula="of:=21%*[.H48]" office:value-type="currency" office:currency="EUR" office:value="118.2426" calcext:value-type="currency">
            <text:p>118.24 €</text:p>
          </table:table-cell>
          <table:table-cell table:formula="of:=[.H48]+[.I48]" office:value-type="currency" office:currency="EUR" office:value="681.3026" calcext:value-type="currency">
            <text:p>681.30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8.07</text:p>
          </table:table-cell>
          <table:table-cell/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.581.725</text:p>
          </table:table-cell>
          <table:table-cell/>
          <table:table-cell office:value-type="currency" office:currency="EUR" office:value="382" calcext:value-type="currency">
            <text:p>382.00 €</text:p>
          </table:table-cell>
          <table:table-cell table:formula="of:=21%*[.H49]" office:value-type="currency" office:currency="EUR" office:value="80.22" calcext:value-type="currency">
            <text:p>80.22 €</text:p>
          </table:table-cell>
          <table:table-cell table:formula="of:=[.H49]+[.I49]" office:value-type="currency" office:currency="EUR" office:value="462.22" calcext:value-type="currency">
            <text:p>462.22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9.09</text:p>
          </table:table-cell>
          <table:table-cell/>
          <table:table-cell office:value-type="string" calcext:value-type="string">
            <text:p>Payment to concretedog for blog content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currency" office:currency="EUR" office:value="573.6" calcext:value-type="currency">
            <text:p>573.60 €</text:p>
          </table:table-cell>
          <table:table-cell table:formula="of:=21%*[.H50]" office:value-type="currency" office:currency="EUR" office:value="120.456" calcext:value-type="currency">
            <text:p>120.46 €</text:p>
          </table:table-cell>
          <table:table-cell table:formula="of:=[.H50]+[.I50]" office:value-type="currency" office:currency="EUR" office:value="694.056" calcext:value-type="currency">
            <text:p>694.06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9.09</text:p>
          </table:table-cell>
          <table:table-cell/>
          <table:table-cell office:value-type="string" calcext:value-type="string">
            <text:p>Blog coordination grant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currency" office:currency="EUR" office:value="500" calcext:value-type="currency">
            <text:p>500.00 €</text:p>
          </table:table-cell>
          <table:table-cell table:formula="of:=21%*[.H51]" office:value-type="currency" office:currency="EUR" office:value="105" calcext:value-type="currency">
            <text:p>105.00 €</text:p>
          </table:table-cell>
          <table:table-cell table:formula="of:=[.H51]+[.I51]" office:value-type="currency" office:currency="EUR" office:value="605" calcext:value-type="currency">
            <text:p>605.00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9.09</text:p>
          </table:table-cell>
          <table:table-cell/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.581.725</text:p>
          </table:table-cell>
          <table:table-cell/>
          <table:table-cell office:value-type="currency" office:currency="EUR" office:value="377" calcext:value-type="currency">
            <text:p>377.00 €</text:p>
          </table:table-cell>
          <table:table-cell table:formula="of:=21%*[.H52]" office:value-type="currency" office:currency="EUR" office:value="79.17" calcext:value-type="currency">
            <text:p>79.17 €</text:p>
          </table:table-cell>
          <table:table-cell table:formula="of:=[.H52]+[.I52]" office:value-type="currency" office:currency="EUR" office:value="456.17" calcext:value-type="currency">
            <text:p>456.17 €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3" office:value-type="string" calcext:value-type="string">
            <text:p>Total 2nd trimester</text:p>
          </table:table-cell>
          <table:table-cell table:style-name="ce23" table:number-columns-repeated="6"/>
          <table:table-cell table:style-name="ce35" table:formula="of:=SUM([.H44:.H53])" office:value-type="currency" office:currency="EUR" office:value="6205.49" calcext:value-type="currency">
            <text:p>6,205.49 €</text:p>
          </table:table-cell>
          <table:table-cell table:style-name="ce35" table:formula="of:=SUM([.I44:.I52])" office:value-type="currency" office:currency="EUR" office:value="1303.1529" calcext:value-type="currency">
            <text:p>1,303.15 €</text:p>
          </table:table-cell>
          <table:table-cell table:style-name="ce35" table:formula="of:=SUM([.J44:.J52])" office:value-type="currency" office:currency="EUR" office:value="7508.6429" calcext:value-type="currency">
            <text:p>7,508.64 €</text:p>
          </table:table-cell>
          <table:table-cell table:number-columns-repeated="16374"/>
        </table:table-row>
        <table:table-row table:style-name="ro2">
          <table:table-cell table:number-columns-repeated="8"/>
          <table:table-cell office:value-type="string" calcext:value-type="string">
            <text:p>verif</text:p>
          </table:table-cell>
          <table:table-cell table:formula="of:=[.H54]+[.I54]" office:value-type="currency" office:currency="EUR" office:value="7508.6429" calcext:value-type="currency">
            <text:p>7,508.64 €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7"/>
          <table:table-cell table:style-name="ce36" office:value-type="string" calcext:value-type="string">
            <text:p>Case 82</text:p>
          </table:table-cell>
          <table:table-cell table:style-name="ce36" office:value-type="string" calcext:value-type="string">
            <text:p>Case 59</text:p>
          </table:table-cell>
          <table:table-cell table:style-name="ce36"/>
          <table:table-cell table:number-columns-repeated="16374"/>
        </table:table-row>
        <table:table-row table:style-name="ro2">
          <table:table-cell table:style-name="Default" office:value-type="string" calcext:value-type="string">
            <text:p>Operations normales (operations with belgian VAT number)</text:p>
          </table:table-cell>
          <table:table-cell table:style-name="Default" table:number-columns-repeated="6"/>
          <table:table-cell table:style-name="ce36" table:formula="of:=[.H44]+[.H49]+[.H52]" office:value-type="currency" office:currency="EUR" office:value="1144" calcext:value-type="currency">
            <text:p>1,144.00 €</text:p>
          </table:table-cell>
          <table:table-cell table:style-name="ce36" table:formula="of:=[.I44]+[.I49]+[.I52]" office:value-type="currency" office:currency="EUR" office:value="240.24" calcext:value-type="currency">
            <text:p>240.24 €</text:p>
          </table:table-cell>
          <table:table-cell table:style-name="ce36"/>
          <table:table-cell table:number-columns-repeated="16374"/>
        </table:table-row>
        <table:table-row table:style-name="ro2">
          <table:table-cell table:style-name="Default" table:number-columns-repeated="6"/>
          <table:table-cell table:style-name="ce36" office:value-type="string" calcext:value-type="string">
            <text:p>Verif</text:p>
          </table:table-cell>
          <table:table-cell table:style-name="ce36" office:value-type="string" calcext:value-type="string">
            <text:p>Case 86</text:p>
          </table:table-cell>
          <table:table-cell table:style-name="ce36" office:value-type="string" calcext:value-type="string">
            <text:p>Case 55</text:p>
          </table:table-cell>
          <table:table-cell table:style-name="ce36" office:value-type="string" calcext:value-type="string">
            <text:p>Verif</text:p>
          </table:table-cell>
          <table:table-cell table:number-columns-repeated="16374"/>
        </table:table-row>
        <table:table-row table:style-name="ro2">
          <table:table-cell table:style-name="Default" office:value-type="string" calcext:value-type="string">
            <text:p>Achats intracommunautaires (all other operations)</text:p>
          </table:table-cell>
          <table:table-cell table:style-name="Default" table:number-columns-repeated="5"/>
          <table:table-cell table:style-name="ce36" table:formula="of:=[.H58]+[.H60]" office:value-type="currency" office:currency="EUR" office:value="6205.49" calcext:value-type="currency">
            <text:p>6,205.49 €</text:p>
          </table:table-cell>
          <table:table-cell table:style-name="ce36" table:formula="of:=[.H45]+[.H46]+[.H47]+[.H48]+[.H50]+[.H51]" office:value-type="currency" office:currency="EUR" office:value="5061.49" calcext:value-type="currency">
            <text:p>5,061.49 €</text:p>
          </table:table-cell>
          <table:table-cell table:style-name="ce36" table:formula="of:=[.I45]+[.I46]+[.I47]+[.I48]+[.I50]+[.I51]" office:value-type="currency" office:currency="EUR" office:value="1062.9129" calcext:value-type="currency">
            <text:p>1,062.91 €</text:p>
          </table:table-cell>
          <table:table-cell table:style-name="ce36" table:formula="of:=[.I58]+[.I60]" office:value-type="currency" office:currency="EUR" office:value="1303.1529" calcext:value-type="currency">
            <text:p>1,303.15 €</text:p>
          </table:table-cell>
          <table:table-cell table:number-columns-repeated="16374"/>
        </table:table-row>
        <table:table-row table:style-name="ro2">
          <table:table-cell table:style-name="Default" table:number-columns-repeated="8"/>
          <table:table-cell table:style-name="ce28" office:value-type="string" calcext:value-type="string">
            <text:p>Case 71</text:p>
          </table:table-cell>
          <table:table-cell table:style-name="ce36"/>
          <table:table-cell table:number-columns-repeated="16374"/>
        </table:table-row>
        <table:table-row table:style-name="ro2">
          <table:table-cell table:style-name="Default" office:value-type="string" calcext:value-type="string">
            <text:p>Total dû (Total VAT to pay)</text:p>
          </table:table-cell>
          <table:table-cell table:style-name="Default" table:number-columns-repeated="7"/>
          <table:table-cell table:style-name="ce36" table:formula="of:=[.I60]-[.I58]" office:value-type="currency" office:currency="EUR" office:value="822.6729" calcext:value-type="currency">
            <text:p>822.67 €</text:p>
          </table:table-cell>
          <table:table-cell table:style-name="ce36"/>
          <table:table-cell table:number-columns-repeated="16374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0:35:28.7724910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rik van Havre</meta:initial-creator>
    <meta:creation-date>2024-04-17T10:54:18.399069140</meta:creation-date>
    <dc:date>2024-10-10T12:22:46.545248220</dc:date>
    <dc:creator>Yorik van Havre</dc:creator>
    <meta:editing-duration>PT1H50M10S</meta:editing-duration>
    <meta:editing-cycles>7</meta:editing-cycles>
    <meta:generator>LibreOffice/24.8.2.1$Linux_X86_64 LibreOffice_project/480$Build-1</meta:generator>
    <meta:document-statistic meta:table-count="1" meta:cell-count="233" meta:object-count="0"/>
  </office:meta>
</office:document-meta>
</file>